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Trebuchet MS" svg:font-family="'Trebuchet MS'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7f7f7" draw:opacity="100%"/>
      <style:paragraph-properties fo:margin-left="0cm" fo:margin-right="0cm" fo:margin-top="0.423cm" fo:margin-bottom="0.423cm" loext:contextual-spacing="false" style:line-height-at-least="0.529cm" fo:orphans="2" fo:widows="2" fo:text-indent="0cm" style:auto-text-indent="false" fo:background-color="#f7f7f7" fo:padding="0cm" fo:border="none"/>
      <style:text-properties fo:font-variant="normal" fo:text-transform="none" fo:color="#37474f" fo:letter-spacing="normal"/>
    </style:style>
    <style:style style:name="P2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P3" style:family="paragraph" style:parent-style-name="Preformatted_20_Text">
      <loext:graphic-properties draw:fill="solid" draw:fill-color="#f7f7f7" draw:opacity="100%"/>
      <style:paragraph-properties fo:margin-top="0.423cm" fo:margin-bottom="0.423cm" loext:contextual-spacing="false" style:line-height-at-least="0.529cm" fo:orphans="2" fo:widows="2" fo:background-color="#f7f7f7" fo:padding="0cm" fo:border="none"/>
      <style:text-properties fo:font-variant="normal" fo:text-transform="none" fo:color="#37474f" fo:letter-spacing="normal"/>
    </style:style>
    <style:style style:name="P4" style:family="paragraph" style:parent-style-name="Heading_20_3">
      <style:text-properties fo:font-variant="normal" fo:text-transform="none" fo:color="#212121" style:font-name="Roboto" fo:font-size="15pt" fo:letter-spacing="normal" fo:font-style="normal" fo:font-weight="normal"/>
    </style:style>
    <style:style style:name="P5" style:family="paragraph" style:parent-style-name="Preformatted_20_Text">
      <style:text-properties fo:font-size="14pt" officeooo:rsid="000b33b5" officeooo:paragraph-rsid="000b33b5" style:font-size-asian="12.25pt" style:font-size-complex="14pt"/>
    </style:style>
    <style:style style:name="P6" style:family="paragraph" style:parent-style-name="Preformatted_20_Text">
      <style:text-properties officeooo:rsid="000ccae8" officeooo:paragraph-rsid="000ccae8"/>
    </style:style>
    <style:style style:name="P7" style:family="paragraph" style:parent-style-name="Text_20_body" style:list-style-name="L1">
      <style:paragraph-properties fo:margin-left="0cm" fo:margin-right="0cm" fo:margin-top="0.212cm" fo:margin-bottom="0.212cm" loext:contextual-spacing="false" fo:orphans="2" fo:widows="2" fo:text-indent="0cm" style:auto-text-indent="false" fo:padding="0cm" fo:border="none"/>
      <style:text-properties fo:font-variant="normal" fo:text-transform="none" fo:color="#212121" style:font-name="Roboto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style:line-height-at-least="0.529cm" fo:text-align="justify" style:justify-single-word="false" fo:orphans="2" fo:widows="2" fo:text-indent="0cm" style:auto-text-indent="false"/>
    </style:style>
    <style:style style:name="P9" style:family="paragraph" style:parent-style-name="List_20_Heading">
      <style:paragraph-properties fo:margin-left="0cm" fo:margin-right="0cm" fo:margin-top="0cm" fo:margin-bottom="0.397cm" loext:contextual-spacing="false" fo:orphans="2" fo:widows="2" fo:text-indent="0cm" style:auto-text-indent="false"/>
    </style:style>
    <style:style style:name="P10" style:family="paragraph" style:parent-style-name="List_20_Contents">
      <style:paragraph-properties fo:margin-left="1.794cm" fo:margin-right="0cm" fo:margin-top="0cm" fo:margin-bottom="0.397cm" loext:contextual-spacing="false" style:line-height-at-least="0.529cm" fo:text-align="justify" style:justify-single-word="false" fo:orphans="2" fo:widows="2" fo:text-indent="0cm" style:auto-text-indent="false"/>
    </style:style>
    <style:style style:name="P11" style:family="paragraph" style:parent-style-name="Heading_20_2">
      <style:text-properties fo:font-variant="normal" fo:text-transform="none" fo:color="#20435c" style:font-name="Trebuchet MS" fo:font-size="18.75pt" fo:letter-spacing="normal" fo:font-style="normal" fo:font-weight="normal"/>
    </style:style>
    <style:style style:name="T1" style:family="text">
      <style:text-properties style:font-name="Roboto Mono" fo:font-size="10.5pt" fo:font-style="normal" fo:font-weight="normal"/>
    </style:style>
    <style:style style:name="T2" style:family="text">
      <style:text-properties fo:color="#0d904f" style:font-name="Roboto Mono" fo:font-size="10.5pt" fo:font-style="normal" fo:font-weight="normal"/>
    </style:style>
    <style:style style:name="T3" style:family="text">
      <style:text-properties fo:color="#d81b60" style:font-name="Roboto Mono" fo:font-size="10.5pt" fo:font-style="normal" fo:font-weight="normal"/>
    </style:style>
    <style:style style:name="T4" style:family="text">
      <style:text-properties fo:color="#c53929" style:font-name="Roboto Mono" fo:font-size="10.5pt" fo:font-style="normal" fo:font-weight="normal"/>
    </style:style>
    <style:style style:name="T5" style:family="text">
      <style:text-properties fo:color="#3b78e7" style:font-name="Roboto Mono" fo:font-size="10.5pt" fo:font-style="normal" fo:font-weight="normal"/>
    </style:style>
    <style:style style:name="T6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sans-serif" fo:font-size="12pt" fo:letter-spacing="normal" fo:font-style="normal" fo:font-weight="normal" fo:background-color="#ecf0f3" loext:char-shading-value="0" loext:padding="0cm" loext:border="none"/>
    </style:style>
    <style:style style:name="T8" style:family="text">
      <style:text-properties fo:font-variant="normal" fo:text-transform="none" fo:color="#000000" style:font-name="sans-serif" fo:font-size="12pt" fo:letter-spacing="normal" fo:font-style="normal" fo:font-weight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0000" style:font-name="sans-serif" fo:font-size="12pt" fo:letter-spacing="normal" fo:font-style="normal" fo:font-weight="bold" fo:background-color="transparent" loext:char-shading-value="0" loext:padding="0cm" loext:border="none"/>
    </style:style>
    <style:style style:name="T10" style:family="text">
      <style:text-properties fo:font-variant="normal" fo:text-transform="none" fo:color="#000000" style:font-name="sans-serif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list-methods"/>List Methods</text:h>
      <text:p text:style-name="P2">Here are some other common list methods.</text:p>
      <text:list xml:id="list7862653387375978285" text:style-name="L1">
        <text:list-item>
          <text:p text:style-name="P7">list.append(elem) -- adds a single element to the end of the list. Common error: does not return the new list, just modifies the original.</text:p>
        </text:list-item>
        <text:list-item>
          <text:p text:style-name="P7">list.insert(index, elem) -- inserts the element at the given index, shifting elements to the right.</text:p>
        </text:list-item>
        <text:list-item>
          <text:p text:style-name="P7">list.extend(list2) adds the elements in list2 to the end of the list. Using + or += on a list is similar to using extend().</text:p>
        </text:list-item>
        <text:list-item>
          <text:p text:style-name="P7">list.index(elem) -- searches for the given element from the start of the list and returns its index. Throws a ValueError if the element does not appear (use "in" to check without a ValueError).</text:p>
        </text:list-item>
        <text:list-item>
          <text:p text:style-name="P7">list.remove(elem) -- searches for the first instance of the given element and removes it (throws ValueError if not present)</text:p>
        </text:list-item>
        <text:list-item>
          <text:p text:style-name="P7">list.sort() -- sorts the list in place (does not return it). (The sorted() function shown below is preferred.)</text:p>
        </text:list-item>
        <text:list-item>
          <text:p text:style-name="P7">list.reverse() -- reverses the list in place (does not return it)</text:p>
        </text:list-item>
        <text:list-item>
          <text:p text:style-name="P7">list.pop(index) -- removes and returns the element at the given index. Returns the rightmost element if index is omitted (roughly the opposite of append()).</text:p>
        </text:list-item>
      </text:list>
      <text:p text:style-name="P2">Notice that these are *methods* on a list object, while len() is a function that takes the list (or string or whatever) as an argument.</text:p>
      <text:p text:style-name="P1">  <text:span text:style-name="T1">list = [</text:span><text:span text:style-name="T2">'larry'</text:span><text:span text:style-name="T1">, </text:span><text:span text:style-name="T2">'curly'</text:span><text:span text:style-name="T1">, </text:span><text:span text:style-name="T2">'moe'</text:span><text:span text:style-name="T1">]</text:span></text:p>
      <text:p text:style-name="P3">  <text:span text:style-name="T1">list.append(</text:span><text:span text:style-name="T2">'shemp'</text:span><text:span text:style-name="T1">)         </text:span><text:span text:style-name="T3">## append elem at end</text:span></text:p>
      <text:p text:style-name="P3">  <text:span text:style-name="T1">list.insert(</text:span><text:span text:style-name="T4">0</text:span><text:span text:style-name="T1">, </text:span><text:span text:style-name="T2">'xxx'</text:span><text:span text:style-name="T1">)        </text:span><text:span text:style-name="T3">## insert elem at index 0</text:span></text:p>
      <text:p text:style-name="P3">  <text:span text:style-name="T1">list.extend([</text:span><text:span text:style-name="T2">'yyy'</text:span><text:span text:style-name="T1">, </text:span><text:span text:style-name="T2">'zzz'</text:span><text:span text:style-name="T1">])  </text:span><text:span text:style-name="T3">## add list of elems at end</text:span></text:p>
      <text:p text:style-name="P3">  <text:span text:style-name="T5">print</text:span><text:span text:style-name="T1"> list  </text:span><text:span text:style-name="T3">## ['xxx', 'larry', 'curly', 'moe', 'shemp', 'yyy', 'zzz']</text:span></text:p>
      <text:p text:style-name="P3">  <text:span text:style-name="T5">print</text:span><text:span text:style-name="T1"> list.index(</text:span><text:span text:style-name="T2">'curly'</text:span><text:span text:style-name="T1">)    </text:span><text:span text:style-name="T3">## 2</text:span></text:p>
      <text:p text:style-name="P3"><text:soft-page-break/>  <text:span text:style-name="T1">list.remove(</text:span><text:span text:style-name="T2">'curly'</text:span><text:span text:style-name="T1">)         </text:span><text:span text:style-name="T3">## search and remove that element</text:span></text:p>
      <text:p text:style-name="P3">  <text:span text:style-name="T1">list.pop(</text:span><text:span text:style-name="T4">1</text:span><text:span text:style-name="T1">)                  </text:span><text:span text:style-name="T3">## removes and returns 'larry'</text:span></text:p>
      <text:p text:style-name="P3">  <text:span text:style-name="T5">print</text:span><text:span text:style-name="T1"> list  </text:span><text:span text:style-name="T3">## ['xxx', 'moe', 'shemp', 'yyy', 'zzz']</text:span></text:p>
      <text:p text:style-name="Preformatted_20_Text"/>
      <text:p text:style-name="Preformatted_20_Text"/>
      <text:h text:style-name="P11" text:outline-level="2">5.1. Mais sobre listas</text:h>
      <text:p text:style-name="P8"><text:span text:style-name="T6">O tipo </text:span><text:span text:style-name="Teletype"><text:span text:style-name="T7">list</text:span></text:span><text:span text:style-name="T6"> possui mais métodos. Aqui estão todos os métodos disponíveis em um objeto lista:</text:span></text:p>
      <text:p text:style-name="P9"><text:span text:style-name="Teletype"><text:span text:style-name="T8">list.</text:span></text:span><text:span text:style-name="Teletype"><text:span text:style-name="T9">append</text:span></text:span><text:span text:style-name="T10">(</text:span><text:span text:style-name="Emphasis"><text:span text:style-name="T6">x</text:span></text:span><text:span text:style-name="T10">)</text:span></text:p>
      <text:p text:style-name="P10"><text:span text:style-name="T6">Adiciona um item ao fim da lista; equivale a </text:span><text:span text:style-name="Teletype"><text:span text:style-name="T7">a[len(a):] = [x]</text:span></text:span><text:span text:style-name="T6">.</text:span></text:p>
      <text:p text:style-name="P9"><text:span text:style-name="Teletype"><text:span text:style-name="T8">list.</text:span></text:span><text:span text:style-name="Teletype"><text:span text:style-name="T9">extend</text:span></text:span><text:span text:style-name="T10">(</text:span><text:span text:style-name="Emphasis"><text:span text:style-name="T6">L</text:span></text:span><text:span text:style-name="T10">)</text:span></text:p>
      <text:p text:style-name="P10"><text:span text:style-name="T6">Prolonga a lista, adicionando no fim todos os elementos da lista </text:span><text:span text:style-name="Teletype"><text:span text:style-name="T7">L</text:span></text:span><text:span text:style-name="T6"> passada como argumento; equivalente a </text:span><text:span text:style-name="Teletype"><text:span text:style-name="T7">a[len(a):] = L</text:span></text:span><text:span text:style-name="T6">.</text:span></text:p>
      <text:p text:style-name="P9"><text:span text:style-name="Teletype"><text:span text:style-name="T8">list.</text:span></text:span><text:span text:style-name="Teletype"><text:span text:style-name="T9">insert</text:span></text:span><text:span text:style-name="T10">(</text:span><text:span text:style-name="Emphasis"><text:span text:style-name="T6">i</text:span></text:span><text:span text:style-name="T6">, </text:span><text:span text:style-name="Emphasis"><text:span text:style-name="T6">x</text:span></text:span><text:span text:style-name="T10">)</text:span></text:p>
      <text:p text:style-name="P10"><text:span text:style-name="T6">Insere um item em uma posição especificada. O primeiro argumento é o índice do elemento antes do qual será feita a inserção, assim </text:span><text:span text:style-name="Teletype"><text:span text:style-name="T7">a.insert(0,x)</text:span></text:span><text:span text:style-name="T6"> insere no início da lista, e </text:span><text:span text:style-name="Teletype"><text:span text:style-name="T7">a.insert(len(a), x)</text:span></text:span><text:span text:style-name="T6"> equivale a </text:span><text:span text:style-name="Teletype"><text:span text:style-name="T7">a.append(x)</text:span></text:span><text:span text:style-name="T6">.</text:span></text:p>
      <text:p text:style-name="P9"><text:span text:style-name="Teletype"><text:span text:style-name="T8">list.</text:span></text:span><text:span text:style-name="Teletype"><text:span text:style-name="T9">remove</text:span></text:span><text:span text:style-name="T10">(</text:span><text:span text:style-name="Emphasis"><text:span text:style-name="T6">x</text:span></text:span><text:span text:style-name="T10">)</text:span></text:p>
      <text:p text:style-name="P10"><text:span text:style-name="T6">Remove o primeiro item encontrado na lista cujo valor é igual a </text:span><text:span text:style-name="Emphasis"><text:span text:style-name="T6">x</text:span></text:span><text:span text:style-name="T6">. Se não existir valor igual, uma exceção </text:span><text:span text:style-name="Teletype"><text:span text:style-name="T7">ValueError</text:span></text:span><text:span text:style-name="T6"> é levantada.</text:span></text:p>
      <text:p text:style-name="P9"><text:span text:style-name="Teletype"><text:span text:style-name="T8">list.</text:span></text:span><text:span text:style-name="Teletype"><text:span text:style-name="T9">pop</text:span></text:span><text:span text:style-name="T10">(</text:span><text:span text:style-name="T6">[</text:span><text:span text:style-name="Emphasis"><text:span text:style-name="T6">i</text:span></text:span><text:span text:style-name="T6">]</text:span><text:span text:style-name="T10">)</text:span></text:p>
      <text:p text:style-name="P10"><text:span text:style-name="T6">Remove o item na posição dada e o devolve. Se nenhum índice for especificado, </text:span><text:span text:style-name="Teletype"><text:span text:style-name="T7">a.pop()</text:span></text:span><text:span text:style-name="T6"> remove e devolve o último item na lista. (Os colchetes ao redor do </text:span><text:span text:style-name="Emphasis"><text:span text:style-name="T6">i</text:span></text:span><text:span text:style-name="T6"> indicam que o parâmetro é opcional, não que você deva digitá-los daquela maneira. Você verá essa notação com frequência na Referência da Biblioteca Python.)</text:span></text:p>
      <text:p text:style-name="P9"><text:span text:style-name="Teletype"><text:span text:style-name="T8">list.</text:span></text:span><text:span text:style-name="Teletype"><text:span text:style-name="T9">index</text:span></text:span><text:span text:style-name="T10">(</text:span><text:span text:style-name="Emphasis"><text:span text:style-name="T6">x</text:span></text:span><text:span text:style-name="T10">)</text:span></text:p>
      <text:p text:style-name="P10"><text:span text:style-name="T6">Devolve o índice do primeiro item cujo valor é igual a </text:span><text:span text:style-name="Emphasis"><text:span text:style-name="T6">x</text:span></text:span><text:span text:style-name="T6">, gerando </text:span><text:span text:style-name="Teletype"><text:span text:style-name="T7">ValueError</text:span></text:span><text:span text:style-name="T6"> se este valor não existe</text:span></text:p>
      <text:p text:style-name="P9"><text:span text:style-name="Teletype"><text:span text:style-name="T8">list.</text:span></text:span><text:span text:style-name="Teletype"><text:span text:style-name="T9">count</text:span></text:span><text:span text:style-name="T10">(</text:span><text:span text:style-name="Emphasis"><text:span text:style-name="T6">x</text:span></text:span><text:span text:style-name="T10">)</text:span></text:p>
      <text:p text:style-name="P10"><text:span text:style-name="T6">Devolve o número de vezes que o valor </text:span><text:span text:style-name="Emphasis"><text:span text:style-name="T6">x</text:span></text:span><text:span text:style-name="T6"> aparece na lista.</text:span></text:p>
      <text:p text:style-name="P9"><text:soft-page-break/><text:span text:style-name="Teletype"><text:span text:style-name="T8">list.</text:span></text:span><text:span text:style-name="Teletype"><text:span text:style-name="T9">sort</text:span></text:span><text:span text:style-name="T10">()</text:span></text:p>
      <text:p text:style-name="P10"><text:span text:style-name="T6">Ordena os itens na própria lista </text:span><text:span text:style-name="Emphasis"><text:span text:style-name="T6">in place</text:span></text:span><text:span text:style-name="T6">.</text:span></text:p>
      <text:p text:style-name="P9"><text:span text:style-name="Teletype"><text:span text:style-name="T8">list.</text:span></text:span><text:span text:style-name="Teletype"><text:span text:style-name="T9">reverse</text:span></text:span><text:span text:style-name="T10">()</text:span></text:p>
      <text:p text:style-name="P10"><text:span text:style-name="T6">Inverte a ordem dos elementos na lista </text:span><text:span text:style-name="Emphasis"><text:span text:style-name="T6">in place</text:span></text:span><text:span text:style-name="T6"> (sem gerar uma nova lista).</text:span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6">1.replace(subStringProcurada, subStringNova)</text:p>
      <text:p text:style-name="P6">Retorna uma cópia da String sendo consultada, substituindo todas as ocorrências da subStringProcurada pela subStringNova. <text:s text:c="3"/></text:p>
      <text:p text:style-name="P6"/>
      <text:p text:style-name="P6">2. count(subStringProcurada)</text:p>
      <text:p text:style-name="P6">Retorna a quantidade de ocorrências da subStringProcurada na String.</text:p>
      <text:p text:style-name="P6"/>
      <text:p text:style-name="P6">3. upper()</text:p>
      <text:p text:style-name="P6">Retorna uma cópia da String, convertendo os eventuais caracteres alfabéticos minúsculos para caracteres maiúsculos correspondentes.</text:p>
      <text:p text:style-name="P6"/>
      <text:p text:style-name="P6">4. lower()</text:p>
      <text:p text:style-name="P6">Idem ao anterior, convertendo os maiúsculos para minúsculos.</text:p>
      <text:p text:style-name="P6"/>
      <text:p text:style-name="P6">5. strip()</text:p>
      <text:p text:style-name="P6">Retorna uma cópia da String, removendo todos os eventuais caracteres brancos do início e do final.</text:p>
      <text:p text:style-name="P6"/>
      <text:p text:style-name="P6">6. split()</text:p>
      <text:p text:style-name="P6">Retorna uma lista de todas as palavras da String.</text:p>
      <text:p text:style-name="P6"/>
      <text:p text:style-name="P6">7. split(subStringSeparadora)</text:p>
      <text:p text:style-name="P6">Retorna uma lista de todas as palavras da String, sendo o delimitador</text:p>
      <text:p text:style-name="P6">procurado entre palavras aquele especificado em subStringSeparadora.</text:p>
      <text:p text:style-name="Preformatted_20_Text"/>
      <text:p text:style-name="Preformatted_20_Text"/>
      <text:p text:style-name="Preformatted_20_Text"/>
      <text:p text:style-name="P5">FONTE: <text:a xlink:type="simple" xlink:href="http://turing.com.br/pydoc/2.7/tutorial/datastructures.html" text:style-name="Internet_20_link" text:visited-style-name="Visited_20_Internet_20_Link">http://turing.com.br/pydoc/2.7/tutorial/datastructures.html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 Mono" svg:font-family="'Roboto Mono', monospace"/>
    <style:font-face style:name="Roboto" svg:font-family="Roboto, sans-serif"/>
    <style:font-face style:name="Trebuchet MS" svg:font-family="'Trebuchet MS', sans-serif"/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22:24:46.605000000</dc:date>
    <meta:editing-duration>PT14H11M50S</meta:editing-duration>
    <meta:editing-cycles>4</meta:editing-cycles>
    <meta:generator>LibreOffice/5.2.1.2$Windows_x86 LibreOffice_project/31dd62db80d4e60af04904455ec9c9219178d620</meta:generator>
    <meta:document-statistic meta:table-count="0" meta:image-count="0" meta:object-count="0" meta:page-count="3" meta:paragraph-count="56" meta:word-count="606" meta:character-count="3915" meta:non-whitespace-character-count="3305"/>
  </office:meta>
</office:document-meta>
</file>